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65ebe"/>
    </style:style>
    <style:style style:name="P2" style:family="paragraph" style:parent-style-name="Heading_20_2">
      <style:text-properties officeooo:paragraph-rsid="00179da5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165eb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text-properties officeooo:paragraph-rsid="00165ebe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>
      <style:text-properties fo:font-weight="bold" officeooo:rsid="00165ebe" officeooo:paragraph-rsid="00165ebe" style:font-weight-asian="bold" style:font-weight-complex="bold"/>
    </style:style>
    <style:style style:name="P21" style:family="paragraph" style:parent-style-name="Text_20_body" style:list-style-name="L16">
      <style:text-properties officeooo:paragraph-rsid="00165ebe"/>
    </style:style>
    <style:style style:name="T1" style:family="text">
      <style:text-properties officeooo:rsid="00165ebe"/>
    </style:style>
    <style:style style:name="T2" style:family="text">
      <style:text-properties fo:font-weight="normal" officeooo:rsid="00165ebe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📊 Exploratory Data Analysis (EDA) Assignment</text:h>
      <text:h text:style-name="Heading_20_2" text:outline-level="2">Housing Prices Dataset</text:h>
      <text:h text:style-name="Heading_20_3" text:outline-level="3">🎯 Objective</text:h>
      <text:p text:style-name="Text_20_body">The goal of this assignment is to perform a <text:span text:style-name="Strong_20_Emphasis">complete exploratory data analysis (EDA)</text:span> on a real housing dataset using <text:span text:style-name="Strong_20_Emphasis">Python</text:span>, <text:span text:style-name="Strong_20_Emphasis">pandas</text:span>, and <text:span text:style-name="Strong_20_Emphasis">matplotlib/</text:span><text:span text:style-name="Strong_20_Emphasis"><text:span text:style-name="T1">seaborn</text:span></text:span>.</text:p>
      <text:p text:style-name="Text_20_body">You are expected to:</text:p>
      <text:list text:style-name="L1">
        <text:list-item>
          <text:p text:style-name="P3">Understand the structure and quality of the data</text:p>
        </text:list-item>
        <text:list-item>
          <text:p text:style-name="P3">Explore distributions and relationships between variables</text:p>
        </text:list-item>
        <text:list-item>
          <text:p text:style-name="P3">Use appropriate visualizations</text:p>
        </text:list-item>
        <text:list-item>
          <text:p text:style-name="P3">Communicate insights clearly and correctly</text:p>
        </text:list-item>
      </text:list>
      <text:p text:style-name="Text_20_body">This is <text:span text:style-name="Strong_20_Emphasis">not</text:span> a modeling task. The focus is on <text:span text:style-name="Strong_20_Emphasis">data understanding</text:span>.</text:p>
      <text:h text:style-name="Heading_20_2" text:outline-level="2">📁 Dataset</text:h>
      <text:p text:style-name="Text_20_body">You will work with a <text:span text:style-name="Strong_20_Emphasis">public housing dataset</text:span> containing information about residential properties and their prices.</text:p>
      <text:p text:style-name="Text_20_body">The dataset includes:</text:p>
      <text:list text:style-name="L2">
        <text:list-item>
          <text:p text:style-name="P4">Numeric variables (e.g. rooms, <text:span text:style-name="T1">m2</text:span>, price)</text:p>
        </text:list-item>
        <text:list-item>
          <text:p text:style-name="P5"><text:span text:style-name="Strong_20_Emphasis"><text:span text:style-name="T2">Categorical variables (e.g. house_type)</text:span></text:span></text:p>
        </text:list-item>
      </text:list>
      <text:p text:style-name="Text_20_body">You must load the dataset yourself.</text:p>
      <text:h text:style-name="Heading_20_2" text:outline-level="2">📝 Assignment structure</text:h>
      <text:p text:style-name="Text_20_body">Your notebook <text:span text:style-name="Strong_20_Emphasis">must follow the sections below</text:span>, in order.</text:p>
      <text:h text:style-name="Heading_20_2" text:outline-level="2">1️⃣ Data loading and overview</text:h>
      <text:list text:style-name="L4">
        <text:list-item>
          <text:p text:style-name="P7">Load the dataset</text:p>
        </text:list-item>
        <text:list-item>
          <text:p text:style-name="P7">Display the first rows</text:p>
        </text:list-item>
        <text:list-item>
          <text:p text:style-name="P7">Report:</text:p>
          <text:list>
            <text:list-item>
              <text:p text:style-name="P7">Number of rows and columns</text:p>
            </text:list-item>
            <text:list-item>
              <text:p text:style-name="P7">Column names</text:p>
            </text:list-item>
            <text:list-item>
              <text:p text:style-name="P7">Data types</text:p>
            </text:list-item>
          </text:list>
        </text:list-item>
      </text:list>
      <text:p text:style-name="Text_20_body"><text:soft-page-break/></text:p>
      <text:h text:style-name="Heading_20_2" text:outline-level="2">2️⃣ Data quality analysis</text:h>
      <text:p text:style-name="Text_20_body">Analyze the quality of the dataset:</text:p>
      <text:list text:style-name="L5">
        <text:list-item>
          <text:p text:style-name="P9">Duplicates:</text:p>
          <text:list>
            <text:list-item>
              <text:p text:style-name="P9">Check for duplicated rows</text:p>
            </text:list-item>
          </text:list>
        </text:list-item>
        <text:list-item>
          <text:p text:style-name="P8">Missing values:</text:p>
          <text:list>
            <text:list-item>
              <text:p text:style-name="P8">Identify which columns contain missing data</text:p>
            </text:list-item>
            <text:list-item>
              <text:p text:style-name="P8">Quantify missing values</text:p>
            </text:list-item>
          </text:list>
        </text:list-item>
        <text:list-item>
          <text:p text:style-name="P8">Data consistency:</text:p>
          <text:list>
            <text:list-item>
              <text:p text:style-name="P8">Identify any suspicious or extreme values</text:p>
            </text:list-item>
          </text:list>
        </text:list-item>
      </text:list>
      <text:p text:style-name="Text_20_body">Explain any issues you detect.</text:p>
      <text:h text:style-name="Heading_20_2" text:outline-level="2">3️⃣ Descriptive statistics</text:h>
      <text:list text:style-name="L6">
        <text:list-item>
          <text:p text:style-name="P10">Compute summary statistics for numeric variables</text:p>
        </text:list-item>
        <text:list-item>
          <text:p text:style-name="P10">Interpret:</text:p>
          <text:list>
            <text:list-item>
              <text:p text:style-name="P10">Central tendency</text:p>
            </text:list-item>
            <text:list-item>
              <text:p text:style-name="P10">Dispersion</text:p>
            </text:list-item>
            <text:list-item>
              <text:p text:style-name="P10">Range</text:p>
            </text:list-item>
          </text:list>
        </text:list-item>
        <text:list-item>
          <text:p text:style-name="P10">Identify variables with skewed distributions</text:p>
        </text:list-item>
      </text:list>
      <text:p text:style-name="Horizontal_20_Line"/>
      <text:h text:style-name="Heading_20_2" text:outline-level="2">4️⃣ Univariate analysis</text:h>
      <text:p text:style-name="Text_20_body">Analyze individual variables:</text:p>
      <text:list text:style-name="L7">
        <text:list-item>
          <text:p text:style-name="P11">Choose <text:span text:style-name="Strong_20_Emphasis">at least three numeric variables</text:span></text:p>
        </text:list-item>
        <text:list-item>
          <text:p text:style-name="P11">Visualize their distributions using appropriate plots</text:p>
        </text:list-item>
        <text:list-item>
          <text:p text:style-name="P11">Comment on:</text:p>
          <text:list>
            <text:list-item>
              <text:p text:style-name="P11">Shape of the distribution</text:p>
            </text:list-item>
            <text:list-item>
              <text:p text:style-name="P11">Presence of outliers</text:p>
            </text:list-item>
            <text:list-item>
              <text:p text:style-name="P11">Variability</text:p>
            </text:list-item>
          </text:list>
        </text:list-item>
      </text:list>
      <text:h text:style-name="P1" text:outline-level="2">5️⃣ <text:s/>Bivariate <text:span text:style-name="T1">and multivariate </text:span>analysis</text:h>
      <text:p text:style-name="Text_20_body">Study relationships between pairs of variables:</text:p>
      <text:h text:style-name="Heading_20_3" text:outline-level="3"><text:soft-page-break/>a) Numeric vs numeric</text:h>
      <text:list text:style-name="L9">
        <text:list-item>
          <text:p text:style-name="P13">Choose at least two pairs</text:p>
        </text:list-item>
        <text:list-item>
          <text:p text:style-name="P13">Use scatter plots</text:p>
        </text:list-item>
        <text:list-item>
          <text:p text:style-name="P13">Comment on:</text:p>
          <text:list>
            <text:list-item>
              <text:p text:style-name="P13">Direction</text:p>
            </text:list-item>
            <text:list-item>
              <text:p text:style-name="P13">Strength</text:p>
            </text:list-item>
          </text:list>
        </text:list-item>
      </text:list>
      <text:h text:style-name="Heading_20_3" text:outline-level="3">b) Numeric vs categorical</text:h>
      <text:list text:style-name="L10">
        <text:list-item>
          <text:p text:style-name="P14">Compare the numeric variable across categories</text:p>
        </text:list-item>
        <text:list-item>
          <text:p text:style-name="P14">Use appropriate plots</text:p>
        </text:list-item>
        <text:list-item>
          <text:p text:style-name="P14">Interpret differences between groups</text:p>
        </text:list-item>
      </text:list>
      <text:p text:style-name="P20">c) Multivariate analysis</text:p>
      <text:list text:style-name="L16">
        <text:list-item>
          <text:p text:style-name="P21"><text:span text:style-name="T1">Combine more than two variables to extract insights</text:span></text:p>
        </text:list-item>
      </text:list>
      <text:h text:style-name="P1" text:outline-level="2">6️⃣ Correlation analysis</text:h>
      <text:list text:style-name="L11">
        <text:list-item>
          <text:p text:style-name="P15">Compute correlation values between numeric variables</text:p>
        </text:list-item>
        <text:list-item>
          <text:p text:style-name="P15">Identify:</text:p>
          <text:list>
            <text:list-item>
              <text:p text:style-name="P15">Strong positive correlations</text:p>
            </text:list-item>
            <text:list-item>
              <text:p text:style-name="P15">Strong negative correlations</text:p>
            </text:list-item>
            <text:list-item>
              <text:p text:style-name="P15">Weak or null correlations</text:p>
            </text:list-item>
          </text:list>
        </text:list-item>
        <text:list-item>
          <text:p text:style-name="P15">Relate correlations to earlier visual findings</text:p>
        </text:list-item>
      </text:list>
      <text:h text:style-name="P2" text:outline-level="2">7️⃣ Conclusions</text:h>
      <text:p text:style-name="Text_20_body">Summarize your main findings:</text:p>
      <text:list text:style-name="L13">
        <text:list-item>
          <text:p text:style-name="P17">Key characteristics of the housing market</text:p>
        </text:list-item>
        <text:list-item>
          <text:p text:style-name="P17">Important relationships between variables</text:p>
        </text:list-item>
        <text:list-item>
          <text:p text:style-name="P17">Limitations of the dataset</text:p>
        </text:list-item>
        <text:list-item>
          <text:p text:style-name="P17">Ideas for further analysis or modeling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1:47:26.277859834</meta:creation-date>
    <meta:generator>LibreOffice/24.2.7.2$Linux_X86_64 LibreOffice_project/420$Build-2</meta:generator>
    <dc:date>2026-01-19T12:26:10.664750043</dc:date>
    <meta:editing-duration>PT10M16S</meta:editing-duration>
    <meta:editing-cycles>3</meta:editing-cycles>
    <meta:document-statistic meta:table-count="0" meta:image-count="0" meta:object-count="0" meta:page-count="3" meta:paragraph-count="77" meta:word-count="387" meta:character-count="2405" meta:non-whitespace-character-count="2144"/>
  </office:meta>
</office:document-meta>
</file>